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35cm" fo:min-width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9" style:family="graphic" style:parent-style-name="standard">
      <style:graphic-properties draw:stroke="none" draw:fill="none" draw:opacity="100%" draw:textarea-horizontal-align="justify" draw:textarea-vertical-align="middle" draw:auto-grow-height="false" fo:min-height="10.65cm" fo:min-width="21.6cm"/>
    </style:style>
    <style:style style:name="gr10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3.15cm" fo:min-width="6.1cm"/>
    </style:style>
    <style:style style:name="gr12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5.35cm" fo:min-width="12.3cm"/>
    </style:style>
    <style:style style:name="gr13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7.65cm" fo:min-width="16.8cm"/>
    </style:style>
    <style:style style:name="gr14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10.45cm" fo:min-width="19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style:text-position="0% 100%" style:font-name="DejaVu Math TeX Gyre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ff3333" style:font-name="DejaVu Math TeX Gyre" fo:font-size="12pt" style:font-size-asian="12pt" style:font-size-complex="12pt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text-position="0% 100%" style:font-name="DejaVu Math TeX Gyre" fo:font-size="14pt" style:font-size-asian="14pt" style:font-size-complex="14pt"/>
    </style:style>
    <style:style style:name="T4" style:family="text">
      <style:text-properties style:font-name="DejaVu Math TeX Gyre" fo:font-size="10pt" style:font-size-asian="10pt" style:font-size-complex="10pt"/>
    </style:style>
    <style:style style:name="T5" style:family="text">
      <style:text-properties fo:color="#ff3333" style:font-name="DejaVu Math TeX Gyre" fo:font-size="12pt" style:font-size-asian="12pt" style:font-size-complex="12pt"/>
    </style:style>
    <style:style style:name="T6" style:family="text">
      <style:text-properties fo:color="#ff3333" style:text-position="-33% 58%"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2cm" svg:height="1cm" svg:x="5.5cm" svg:y="5.5cm">
          <text:p text:style-name="P1"><text:span text:style-name="T1">G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cm" svg:height="1cm" svg:x="11.5cm" svg:y="7.5cm">
          <text:p text:style-name="P1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2" draw:text-style-name="P4" xml:id="id10" draw:id="id10" draw:layer="layout" svg:x1="1cm" svg:y1="6cm" svg:x2="3.1cm" svg:y2="6cm">
          <text:p/>
        </draw:line>
        <draw:frame draw:style-name="gr3" draw:text-style-name="P5" draw:layer="layout" svg:width="0.82cm" svg:height="0.747cm" svg:x="1cm" svg:y="5.1cm">
          <draw:text-box>
            <text:p><text:span text:style-name="T1">u</text:span></text:p>
          </draw:text-box>
        </draw:frame>
        <draw:custom-shape draw:style-name="gr4" draw:text-style-name="P4" xml:id="id2" draw:id="id2" draw:layer="layout" svg:width="0.8cm" svg:height="0.8cm" svg:x="9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8.912cm" svg:y="5.699cm">
          <draw:text-box>
            <text:p text:style-name="P1"><text:span text:style-name="T4">+</text:span></text:p>
          </draw:text-box>
        </draw:frame>
        <draw:connector draw:style-name="gr2" draw:text-style-name="P4" draw:layer="layout" svg:x1="11.5cm" svg:y1="8cm" svg:x2="9.5cm" svg:y2="6.4cm" draw:start-shape="id1" draw:start-glue-point="3" draw:end-shape="id2" draw:end-glue-point="8" svg:d="M11500 8000h-2000v-1600" svg:viewBox="0 0 2001 1601">
          <text:p/>
        </draw:connector>
        <draw:frame draw:style-name="gr6" draw:text-style-name="P6" draw:layer="layout" svg:width="0.788cm" svg:height="0.602cm" svg:x="9.212cm" svg:y="5.899cm">
          <draw:text-box>
            <text:p text:style-name="P1"><text:span text:style-name="T4">-</text:span></text:p>
          </draw:text-box>
        </draw:frame>
        <draw:custom-shape draw:style-name="gr1" draw:text-style-name="P2" xml:id="id4" draw:id="id4" draw:layer="layout" svg:width="2cm" svg:height="1cm" svg:x="16.601cm" svg:y="5.5cm">
          <text:p text:style-name="P1"><text:span text:style-name="T1">G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2cm" svg:height="1.6cm" svg:x="13.701cm" svg:y="3.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0.781cm" svg:height="0.747cm" svg:x="22.203cm" svg:y="5.102cm">
          <draw:text-box>
            <text:p><text:span text:style-name="T1">y</text:span></text:p>
          </draw:text-box>
        </draw:frame>
        <draw:custom-shape draw:style-name="gr1" draw:text-style-name="P3" xml:id="id11" draw:id="id11" draw:layer="layout" svg:width="2cm" svg:height="1cm" svg:x="10.5cm" svg:y="11.5cm">
          <text:p text:style-name="P1"><text:span text:style-name="T3">G</text:span><text:span text:style-name="T2">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draw:layer="layout" svg:width="22.1cm" svg:height="10.9cm" svg:x="1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0.8cm" svg:height="0.8cm" svg:x="3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2.912cm" svg:y="5.699cm">
          <draw:text-box>
            <text:p text:style-name="P1"><text:span text:style-name="T4">+</text:span></text:p>
          </draw:text-box>
        </draw:frame>
        <draw:frame draw:style-name="gr6" draw:text-style-name="P6" draw:layer="layout" svg:width="0.788cm" svg:height="0.602cm" svg:x="3.112cm" svg:y="5.899cm">
          <draw:text-box>
            <text:p text:style-name="P1"><text:span text:style-name="T4">+</text:span></text:p>
          </draw:text-box>
        </draw:frame>
        <draw:custom-shape draw:style-name="gr1" draw:text-style-name="P2" xml:id="id3" draw:id="id3" draw:layer="layout" svg:width="2cm" svg:height="1cm" svg:x="11.5cm" svg:y="5.5cm">
          <text:p text:style-name="P1"><text:span text:style-name="T1">G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2" draw:text-style-name="P4" xml:id="id13" draw:id="id13" draw:layer="layout" draw:line-skew="0.999cm" svg:x1="13.5cm" svg:y1="6cm" svg:x2="13.5cm" svg:y2="8cm" draw:start-shape="id3" draw:start-glue-point="1" draw:end-shape="id1" draw:end-glue-point="1" svg:d="M13500 6000h1500v2000h-1500" svg:viewBox="0 0 1501 2001">
          <text:p/>
        </draw:connector>
        <draw:connector draw:style-name="gr2" draw:text-style-name="P4" draw:layer="layout" svg:x1="13.5cm" svg:y1="6cm" svg:x2="16.601cm" svg:y2="6cm" draw:start-shape="id3" draw:start-glue-point="1" draw:end-shape="id4" draw:end-glue-point="3" svg:d="M13500 6000h3101" svg:viewBox="0 0 3102 1">
          <text:p/>
        </draw:connector>
        <draw:connector draw:style-name="gr2" draw:text-style-name="P4" draw:layer="layout" svg:x1="3.9cm" svg:y1="6cm" svg:x2="5.5cm" svg:y2="6cm" draw:start-shape="id5" draw:start-glue-point="10" draw:end-shape="id6" draw:end-glue-point="3" svg:d="M3900 6000h1600" svg:viewBox="0 0 1601 1">
          <text:p/>
        </draw:connector>
        <draw:connector draw:style-name="gr2" draw:text-style-name="P4" draw:layer="layout" svg:x1="7.5cm" svg:y1="6cm" svg:x2="9.1cm" svg:y2="6cm" draw:start-shape="id6" draw:start-glue-point="1" draw:end-shape="id2" draw:end-glue-point="6" svg:d="M7500 6000h1600" svg:viewBox="0 0 1601 1">
          <text:p/>
        </draw:connector>
        <draw:custom-shape draw:style-name="gr4" draw:text-style-name="P4" xml:id="id9" draw:id="id9" draw:layer="layout" svg:width="0.8cm" svg:height="0.8cm" svg:x="20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20.412cm" svg:y="5.699cm">
          <draw:text-box>
            <text:p text:style-name="P1"><text:span text:style-name="T4">+</text:span></text:p>
          </draw:text-box>
        </draw:frame>
        <draw:frame draw:style-name="gr6" draw:text-style-name="P6" draw:layer="layout" svg:width="0.788cm" svg:height="0.602cm" svg:x="20.612cm" svg:y="5.899cm">
          <draw:text-box>
            <text:p text:style-name="P1"><text:span text:style-name="T4">+</text:span></text:p>
          </draw:text-box>
        </draw:frame>
        <draw:connector draw:style-name="gr2" draw:text-style-name="P4" draw:layer="layout" svg:x1="11.5cm" svg:y1="10cm" svg:x2="3.5cm" svg:y2="6.4cm" draw:start-shape="id7" draw:start-glue-point="3" draw:end-shape="id5" draw:end-glue-point="8" svg:d="M11500 10000h-8000v-3600" svg:viewBox="0 0 8001 3601">
          <text:p/>
        </draw:connector>
        <draw:connector draw:style-name="gr2" draw:text-style-name="P4" draw:layer="layout" svg:x1="13.701cm" svg:y1="4cm" svg:x2="3.5cm" svg:y2="5.6cm" draw:start-shape="id8" draw:start-glue-point="3" draw:end-shape="id5" draw:end-glue-point="4" svg:d="M13701 4000h-10201v1600" svg:viewBox="0 0 10202 1601">
          <text:p/>
        </draw:connector>
        <draw:connector draw:style-name="gr2" draw:text-style-name="P4" draw:layer="layout" svg:x1="9.9cm" svg:y1="6cm" svg:x2="11.5cm" svg:y2="6cm" draw:start-shape="id2" draw:start-glue-point="10" draw:end-shape="id3" draw:end-glue-point="3" svg:d="M9900 6000h1600" svg:viewBox="0 0 1601 1">
          <text:p/>
        </draw:connector>
        <draw:connector draw:style-name="gr2" draw:text-style-name="P4" xml:id="id12" draw:id="id12" draw:layer="layout" svg:x1="18.601cm" svg:y1="6cm" svg:x2="20.6cm" svg:y2="6cm" draw:start-shape="id4" draw:start-glue-point="1" draw:end-shape="id9" draw:end-glue-point="6" svg:d="M18601 6000h1999" svg:viewBox="0 0 2000 1">
          <text:p/>
        </draw:connector>
        <draw:connector draw:style-name="gr2" draw:text-style-name="P4" draw:layer="layout" draw:line-skew="-4.75cm" svg:x1="2.05cm" svg:y1="6cm" svg:x2="10.5cm" svg:y2="12cm" draw:start-shape="id10" draw:start-glue-point="0" draw:end-shape="id11" draw:end-glue-point="3" svg:d="M2050 6000v6000h8450" svg:viewBox="0 0 8451 6001">
          <text:p/>
        </draw:connector>
        <draw:connector draw:style-name="gr2" draw:text-style-name="P4" draw:layer="layout" svg:x1="12.5cm" svg:y1="12cm" svg:x2="21cm" svg:y2="6.4cm" draw:start-shape="id11" draw:start-glue-point="1" draw:end-shape="id9" draw:end-glue-point="8" svg:d="M12500 12000h8500v-5600" svg:viewBox="0 0 8501 5601">
          <text:p/>
        </draw:connector>
        <draw:line draw:style-name="gr2" draw:text-style-name="P4" draw:layer="layout" svg:x1="21.4cm" svg:y1="6cm" svg:x2="23cm" svg:y2="6cm">
          <text:p/>
        </draw:line>
        <draw:connector draw:style-name="gr2" draw:text-style-name="P4" draw:layer="layout" draw:line-skew="2.349cm" svg:x1="19.6cm" svg:y1="6cm" svg:x2="15.701cm" svg:y2="4cm" draw:start-shape="id12" draw:start-glue-point="0" draw:end-shape="id8" draw:end-glue-point="1" svg:d="M19600 6000h-100v-2000h-3799" svg:viewBox="0 0 3900 2001">
          <text:p/>
        </draw:connector>
        <draw:frame draw:style-name="gr6" draw:text-style-name="P6" draw:layer="layout" svg:width="0.788cm" svg:height="0.602cm" svg:x="3.212cm" svg:y="5.499cm">
          <draw:text-box>
            <text:p text:style-name="P1"><text:span text:style-name="T4">-</text:span></text:p>
          </draw:text-box>
        </draw:frame>
        <draw:custom-shape draw:style-name="gr1" draw:text-style-name="P3" xml:id="id7" draw:id="id7" draw:layer="layout" svg:width="2cm" svg:height="1cm" svg:x="11.5cm" svg:y="9.5cm">
          <text:p text:style-name="P1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line-skew="-0.501cm" svg:x1="15cm" svg:y1="7cm" svg:x2="13.5cm" svg:y2="10cm" draw:start-shape="id13" draw:start-glue-point="0" draw:end-shape="id7" svg:d="M15000 7000v3000h-1500" svg:viewBox="0 0 1501 3001">
          <text:p/>
        </draw:connector>
        <draw:frame draw:style-name="gr10" draw:text-style-name="P1" draw:layer="layout" svg:width="0.783cm" svg:height="1.037cm" svg:x="14.302cm" svg:y="3.4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1" draw:text-style-name="P8" draw:layer="layout" svg:width="6.6cm" svg:height="3.4cm" svg:x="8.6cm" svg:y="5.3cm">
          <text:p text:style-name="P1"><text:span text:style-name="T5">S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2.8cm" svg:height="5.6cm" svg:x="2.6cm" svg:y="5.1cm">
          <text:p text:style-name="P1"><text:span text:style-name="T5">S</text:span><text:span text:style-name="T6">2 <text:s text:c="66"/>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7.3cm" svg:height="7.9cm" svg:x="2.4cm" svg:y="3cm">
          <text:p text:style-name="P1"><text:span text:style-name="T5">S</text:span><text:span text:style-name="T6">3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<text:s text:c="67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9.8cm" svg:height="10.7cm" svg:x="1.8cm" svg:y="2cm">
          <text:p text:style-name="P1"><text:span text:style-name="T5"/></text:p>
          <text:p text:style-name="P1"><text:span text:style-name="T5">S</text:span><text:span text:style-name="T6">4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<text:s text:c="67"/>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1:23:48.571669763</meta:creation-date>
    <dc:date>2021-02-24T09:01:19.594780960</dc:date>
    <meta:editing-duration>PT37M7S</meta:editing-duration>
    <meta:editing-cycles>13</meta:editing-cycles>
    <meta:generator>LibreOffice/6.1.5.2$Linux_X86_64 LibreOffice_project/10$Build-2</meta:generator>
    <meta:document-statistic meta:object-count="40"/>
  </office:meta>
</office:document-meta>
</file>

<file path=Object 1/content.xml><?xml version="1.0" encoding="utf-8"?>
<math xmlns="http://www.w3.org/1998/Math/MathML" display="block">
  <semantics>
    <mfrac>
      <msub>
        <mi mathvariant="normal">H</mi>
        <mn>2</mn>
      </msub>
      <msub>
        <mi mathvariant="normal">G</mi>
        <mn>1</mn>
      </msub>
    </mfrac>
    <annotation encoding="StarMath 5.0">H_2 over G_1</annotation>
  </semantics>
</math>
</file>